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.90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4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8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0.7cm" svg:height="1.826cm" svg:x="0.9cm" svg:y="1cm">
          <draw:text-box>
            <text:p><text:span text:style-name="T1">PUMP TASK</text:span></text:p>
            <text:p><text:span text:style-name="T2">Variables: FR</text:span></text:p>
            <text:p><text:span text:style-name="T2">Output: L2, SERVO</text:span></text:p>
          </draw:text-box>
        </draw:frame>
        <draw:custom-shape draw:style-name="gr2" draw:text-style-name="P2" xml:id="id3" draw:id="id3" draw:layer="layout" svg:width="3.4cm" svg:height="3.4cm" svg:x="7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cm" svg:y1="6.7cm" svg:x2="10.4cm" svg:y2="6.7cm">
          <text:p/>
        </draw:line>
        <draw:frame draw:style-name="gr4" draw:text-style-name="P4" draw:layer="layout" svg:width="1.3cm" svg:height="0.962cm" svg:x="8.1cm" svg:y="5.8cm">
          <draw:text-box>
            <text:p>P0</text:p>
          </draw:text-box>
        </draw:frame>
        <draw:custom-shape draw:style-name="gr2" draw:text-style-name="P2" xml:id="id1" draw:id="id1" draw:layer="layout" svg:width="3.4cm" svg:height="3.4cm" svg:x="16.3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3cm" svg:y1="6.6cm" svg:x2="19.7cm" svg:y2="6.6cm">
          <text:p/>
        </draw:line>
        <draw:frame draw:style-name="gr4" draw:text-style-name="P4" draw:layer="layout" svg:width="1.3cm" svg:height="0.962cm" svg:x="17.4cm" svg:y="5.7cm">
          <draw:text-box>
            <text:p>P1</text:p>
          </draw:text-box>
        </draw:frame>
        <draw:custom-shape draw:style-name="gr2" draw:text-style-name="P2" xml:id="id2" draw:id="id2" draw:layer="layout" svg:width="3.4cm" svg:height="3.4cm" svg:x="11.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1.7cm" svg:y1="12.9cm" svg:x2="15.1cm" svg:y2="12.9cm">
          <text:p/>
        </draw:line>
        <draw:frame draw:style-name="gr4" draw:text-style-name="P4" draw:layer="layout" svg:width="1.3cm" svg:height="0.962cm" svg:x="12.8cm" svg:y="12cm">
          <draw:text-box>
            <text:p>P2</text:p>
          </draw:text-box>
        </draw:frame>
        <draw:connector draw:style-name="gr5" draw:text-style-name="P3" draw:layer="layout" draw:type="curve" svg:x1="18cm" svg:y1="8.65cm" svg:x2="15.1cm" svg:y2="13.2cm" draw:start-shape="id1" draw:start-glue-point="8" draw:end-shape="id2" draw:end-glue-point="10" svg:d="M18000 8650c0 3034-966 4550-2900 4550" svg:viewBox="0 0 2901 4551">
          <text:p/>
        </draw:connector>
        <draw:connector draw:style-name="gr5" draw:text-style-name="P3" draw:layer="layout" draw:type="curve" svg:x1="11.7cm" svg:y1="13.2cm" svg:x2="8.7cm" svg:y2="8.65cm" draw:start-shape="id2" draw:start-glue-point="6" draw:end-shape="id3" draw:end-glue-point="8" svg:d="M11700 13200c-2000 0-3000-1516-3000-4550" svg:viewBox="0 0 3001 4551">
          <text:p/>
        </draw:connector>
        <draw:line draw:style-name="gr5" draw:text-style-name="P3" draw:layer="layout" svg:x1="1.9cm" svg:y1="6.9cm" svg:x2="7cm" svg:y2="6.9cm">
          <text:p/>
        </draw:line>
        <draw:line draw:style-name="gr5" draw:text-style-name="P3" draw:layer="layout" svg:x1="10.4cm" svg:y1="6.9cm" svg:x2="16.4cm" svg:y2="6.9cm">
          <text:p/>
        </draw:line>
        <draw:frame draw:style-name="gr6" draw:text-style-name="P5" draw:layer="layout" svg:width="1.7cm" svg:height="0.7cm" svg:x="12.3cm" svg:y="6.2cm">
          <draw:text-box>
            <text:p><text:span text:style-name="T3">FR &gt; 0</text:span></text:p>
          </draw:text-box>
        </draw:frame>
        <draw:frame draw:style-name="gr7" draw:text-style-name="P5" draw:layer="layout" svg:width="4.4cm" svg:height="1.039cm" svg:x="17.9cm" svg:y="10.4cm">
          <draw:text-box>
            <text:p><text:span text:style-name="T3">FR &lt;= 0</text:span></text:p>
          </draw:text-box>
        </draw:frame>
        <draw:frame draw:style-name="gr8" draw:text-style-name="P7" draw:layer="layout" svg:width="2.7cm" svg:height="1.1cm" svg:x="16.7cm" svg:y="6.9cm">
          <draw:text-box>
            <text:p text:style-name="P6"><text:span text:style-name="T3">open SERVO</text:span></text:p>
            <text:p text:style-name="P6"><text:span text:style-name="T3">L2 (FR)</text:span></text:p>
          </draw:text-box>
        </draw:frame>
        <draw:frame draw:style-name="gr9" draw:text-style-name="P7" draw:layer="layout" svg:width="2.7cm" svg:height="0.733cm" svg:x="12.1cm" svg:y="13.367cm">
          <draw:text-box>
            <text:p text:style-name="P6"><text:span text:style-name="T3">close SERVO</text:span></text:p>
          </draw:text-box>
        </draw:frame>
        <draw:frame draw:style-name="gr10" draw:text-style-name="P4" draw:layer="layout" svg:width="1.518cm" svg:height="0.645cm" svg:x="7.5cm" svg:y="10.497cm">
          <draw:text-box>
            <text:p><text:span text:style-name="T3">/L2 (0)</text:span></text:p>
          </draw:text-box>
        </draw:frame>
        <draw:connector draw:style-name="gr5" draw:text-style-name="P3" draw:layer="layout" draw:type="curve" svg:x1="13.4cm" svg:y1="11.5cm" svg:x2="16.798cm" svg:y2="8.152cm" draw:start-shape="id2" draw:start-glue-point="4" draw:end-shape="id1" draw:end-glue-point="7" svg:d="M13400 11500c0-2136 3398-462 3398-3348" svg:viewBox="0 0 3399 3349">
          <text:p/>
        </draw:connector>
        <draw:frame draw:style-name="gr6" draw:text-style-name="P5" draw:layer="layout" svg:width="1.7cm" svg:height="0.7cm" svg:x="14.1cm" svg:y="9.3cm">
          <draw:text-box>
            <text:p><text:span text:style-name="T3">FR &gt;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2:24:13.018000000</meta:creation-date>
    <dc:date>2019-02-17T17:34:11.111085545</dc:date>
    <meta:editing-duration>PT18M27S</meta:editing-duration>
    <meta:editing-cycles>3</meta:editing-cycles>
    <meta:generator>LibreOffice/6.0.7.3.0$Linux_X86_64 LibreOffice_project/00m0$Build-3</meta:generator>
    <meta:document-statistic meta:object-count="21"/>
  </office:meta>
</office:document-meta>
</file>